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b45" officeooo:paragraph-rsid="00184b45"/>
    </style:style>
    <style:style style:name="P2" style:family="paragraph" style:parent-style-name="Standard">
      <style:text-properties fo:font-weight="bold" officeooo:rsid="00184b45" officeooo:paragraph-rsid="00184b45" style:font-weight-asian="bold" style:font-weight-complex="bold"/>
    </style:style>
    <style:style style:name="P3" style:family="paragraph" style:parent-style-name="Standard">
      <style:text-properties fo:font-weight="normal" officeooo:rsid="00184b45" officeooo:paragraph-rsid="00184b4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File:</text:p>
      <text:p text:style-name="P2"/>
      <text:p text:style-name="P1">#!/bin/bash</text:p>
      <text:p text:style-name="P1">read -p "Enter the number: " num</text:p>
      <text:p text:style-name="P1">if [ "$num" -eq 3 ]; then</text:p>
      <text:p text:style-name="P1">echo "Number equal to 3"</text:p>
      <text:p text:style-name="P1">elif [ "$num" -gt 3 ]; then</text:p>
      <text:p text:style-name="P1">echo "Number greater then 3"</text:p>
      <text:p text:style-name="P1">elif [ "$num" -lt 3 ]; then</text:p>
      <text:p text:style-name="P1">echo "Number less than 3"</text:p>
      <text:p text:style-name="P1">else </text:p>
      <text:p text:style-name="P1">echo "No number is entered"</text:p>
      <text:p text:style-name="P1">fi</text:p>
      <text:p text:style-name="Standard"/>
      <text:p text:style-name="Standard"/>
      <text:p text:style-name="P2">Terminal:</text:p>
      <text:p text:style-name="P2"/>
      <text:p text:style-name="P3">krishna@krishna-HP-Laptop-15s-fq2xxx:~$ ./assignment8.sh</text:p>
      <text:p text:style-name="P3">Enter the number: 1</text:p>
      <text:p text:style-name="P3">Number less than 3</text:p>
      <text:p text:style-name="P3">krishna@krishna-HP-Laptop-15s-fq2xxx:~$ ./assignment8.sh</text:p>
      <text:p text:style-name="P3">Enter the number: </text:p>
      <text:p text:style-name="P3">./assignment8.sh: line 3: [: : integer expression expected</text:p>
      <text:p text:style-name="P3">./assignment8.sh: line 5: [: : integer expression expected</text:p>
      <text:p text:style-name="P3">./assignment8.sh: line 7: [: : integer expression expected</text:p>
      <text:p text:style-name="P3">No number is entered</text:p>
      <text:p text:style-name="P3">krishna@krishna-HP-Laptop-15s-fq2xxx:~$ ./assignment8.sh</text:p>
      <text:p text:style-name="P3">Enter the number: 8</text:p>
      <text:p text:style-name="P3">Number greater then 3</text:p>
      <text:p text:style-name="P3">krishna@krishna-HP-Laptop-15s-fq2xxx:~$ ./assignment8.sh</text:p>
      <text:p text:style-name="P3">Enter the number: 3</text:p>
      <text:p text:style-name="P3">Number equal to 3</text:p>
      <text:p text:style-name="P2"><text:span text:style-name="T1">krishna@krishna-HP-Laptop-15s-fq2xxx:~$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58:23.924544326</meta:creation-date>
    <dc:date>2023-09-21T15:59:40.372233465</dc:date>
    <meta:editing-duration>PT1M16S</meta:editing-duration>
    <meta:editing-cycles>1</meta:editing-cycles>
    <meta:document-statistic meta:table-count="0" meta:image-count="0" meta:object-count="0" meta:page-count="1" meta:paragraph-count="29" meta:word-count="117" meta:character-count="836" meta:non-whitespace-character-count="745"/>
    <meta:generator>LibreOffice/6.4.7.2$Linux_X86_64 LibreOffice_project/40$Build-2</meta:generator>
  </office:meta>
</office:document-meta>
</file>